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style="italic" officeooo:rsid="000be74c" officeooo:paragraph-rsid="0013cc82" style:font-size-asian="25pt" style:font-style-asian="italic" style:font-size-complex="25pt" style:font-style-complex="italic"/>
    </style:style>
    <style:style style:name="P2" style:family="paragraph" style:parent-style-name="Standard">
      <style:paragraph-properties fo:text-align="start" style:justify-single-word="false"/>
      <style:text-properties fo:font-size="25pt" fo:font-style="italic" style:text-underline-style="none" officeooo:rsid="000be74c" officeooo:paragraph-rsid="0013cc82" style:font-size-asian="25pt" style:font-style-asian="italic" style:font-size-complex="25pt" style:font-style-complex="italic"/>
    </style:style>
    <style:style style:name="P3" style:family="paragraph" style:parent-style-name="Standard">
      <style:paragraph-properties fo:text-align="start" style:justify-single-word="false"/>
      <style:text-properties fo:font-size="12pt" fo:font-style="italic" style:text-underline-style="none" officeooo:rsid="000be74c" officeooo:paragraph-rsid="0013cc82" style:font-size-asian="10.5pt" style:font-style-asian="italic" style:font-size-complex="12pt" style:font-style-complex="italic"/>
    </style:style>
    <style:style style:name="P4" style:family="paragraph" style:parent-style-name="Standard">
      <style:paragraph-properties fo:text-align="start" style:justify-single-word="false"/>
      <style:text-properties fo:font-size="12pt" fo:font-style="italic" style:text-underline-style="none" officeooo:rsid="001ca1c5" officeooo:paragraph-rsid="0013cc82" style:font-size-asian="10.5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italic" style:text-underline-style="none" officeooo:rsid="0013cc82" officeooo:paragraph-rsid="0013cc82"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style:text-underline-style="none" officeooo:rsid="0017d139" officeooo:paragraph-rsid="0017d139"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text-underline-style="none" officeooo:rsid="001f8ed7" officeooo:paragraph-rsid="001f8ed7"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style:text-underline-style="none" officeooo:rsid="00267065" officeooo:paragraph-rsid="00267065" style:font-size-asian="10.5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style:text-underline-style="none" officeooo:rsid="001450b5" officeooo:paragraph-rsid="0013cc82" style:font-size-asian="12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274bcb" officeooo:paragraph-rsid="0013cc82" style:font-size-asian="12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italic" style:text-underline-style="none" officeooo:rsid="0015f93a" officeooo:paragraph-rsid="0015f93a" style:font-size-asian="12pt" style:font-style-asian="italic" style:font-size-complex="12pt" style:font-style-complex="italic"/>
    </style:style>
    <style:style style:name="P13" style:family="paragraph" style:parent-style-name="Standard">
      <style:paragraph-properties fo:text-align="start" style:justify-single-word="false"/>
      <style:text-properties fo:font-size="12pt" fo:font-style="italic" style:text-underline-style="none" officeooo:rsid="0014c9c5" officeooo:paragraph-rsid="0014c9c5" style:font-size-asian="12pt" style:font-style-asian="italic" style:font-size-complex="12pt" style:font-style-complex="italic"/>
    </style:style>
    <style:style style:name="P14" style:family="paragraph" style:parent-style-name="Standard">
      <style:paragraph-properties fo:text-align="start" style:justify-single-word="false"/>
      <style:text-properties fo:font-size="12pt" fo:font-style="italic" style:text-underline-style="none" officeooo:rsid="002116b1" officeooo:paragraph-rsid="002116b1"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size="12pt" fo:font-style="italic" style:text-underline-style="none" fo:font-weight="normal" officeooo:rsid="0015f93a" officeooo:paragraph-rsid="0014c9c5"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italic" style:text-underline-style="none" fo:font-weight="normal" officeooo:rsid="0017d139" officeooo:paragraph-rsid="0015f93a"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20pt" fo:font-style="italic" style:text-underline-style="none" officeooo:rsid="001c5655" officeooo:paragraph-rsid="001c5655" style:font-size-asian="20pt" style:font-style-asian="italic" style:font-size-complex="20pt" style:font-style-complex="italic"/>
    </style:style>
    <style:style style:name="P18"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19"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P20"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officeooo:paragraph-rsid="00232685"/>
    </style:style>
    <style:style style:name="P21"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officeooo:paragraph-rsid="00237205"/>
    </style:style>
    <style:style style:name="P22"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23" style:family="paragraph" style:parent-style-name="Standard" style:list-style-name="L1">
      <style:paragraph-properties fo:text-align="start" style:justify-single-word="false"/>
      <style:text-properties fo:font-size="20pt" fo:font-style="italic" style:text-underline-style="none" officeooo:rsid="000be74c" officeooo:paragraph-rsid="0013cc82" style:font-size-asian="20pt" style:font-style-asian="italic" style:font-size-complex="20pt" style:font-style-complex="italic"/>
    </style:style>
    <style:style style:name="P24" style:family="paragraph" style:parent-style-name="Standard" style:list-style-name="L1">
      <style:paragraph-properties fo:text-align="start" style:justify-single-word="false"/>
      <style:text-properties fo:font-size="20pt" fo:font-style="italic" style:text-underline-style="none" officeooo:rsid="0013cc82" officeooo:paragraph-rsid="0013cc82" style:font-size-asian="20pt" style:font-style-asian="italic" style:font-size-complex="20pt" style:font-style-complex="italic"/>
    </style:style>
    <style:style style:name="P25" style:family="paragraph" style:parent-style-name="Standard" style:list-style-name="L1">
      <style:paragraph-properties fo:text-align="start" style:justify-single-word="false"/>
      <style:text-properties fo:font-size="20pt" fo:font-style="italic" style:text-underline-style="none" officeooo:rsid="001c5655" officeooo:paragraph-rsid="001c5655" style:font-size-asian="20pt" style:font-style-asian="italic" style:font-size-complex="20pt" style:font-style-complex="italic"/>
    </style:style>
    <style:style style:name="P26" style:family="paragraph" style:parent-style-name="Standard" style:list-style-name="L1">
      <style:paragraph-properties fo:text-align="start" style:justify-single-word="false"/>
      <style:text-properties fo:font-size="20pt" fo:font-style="italic" style:text-underline-style="none" officeooo:rsid="0014c9c5" officeooo:paragraph-rsid="0014c9c5" style:font-size-asian="20pt" style:font-style-asian="italic" style:font-size-complex="20pt" style:font-style-complex="italic"/>
    </style:style>
    <style:style style:name="P27" style:family="paragraph" style:parent-style-name="Standard" style:list-style-name="L1">
      <style:paragraph-properties fo:text-align="start" style:justify-single-word="false"/>
      <style:text-properties fo:font-size="20pt" fo:font-style="italic" style:text-underline-style="none" officeooo:rsid="001f8ed7" officeooo:paragraph-rsid="001f8ed7" style:font-size-asian="20pt" style:font-style-asian="italic" style:font-size-complex="20pt" style:font-style-complex="italic"/>
    </style:style>
    <style:style style:name="P28" style:family="paragraph" style:parent-style-name="Standard" style:list-style-name="L2">
      <style:paragraph-properties fo:text-align="start" style:justify-single-word="false"/>
      <style:text-properties fo:font-size="12pt" fo:font-style="italic" style:text-underline-style="none" officeooo:rsid="0019de80" officeooo:paragraph-rsid="0019de80" style:font-size-asian="10.5pt" style:font-style-asian="italic" style:font-size-complex="12pt" style:font-style-complex="italic"/>
    </style:style>
    <style:style style:name="P29" style:family="paragraph" style:parent-style-name="Standard" style:list-style-name="L2">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30" style:family="paragraph" style:parent-style-name="Standard" style:list-style-name="L1">
      <style:paragraph-properties fo:text-align="start" style:justify-single-word="false"/>
      <style:text-properties fo:font-variant="normal" fo:text-transform="none" fo:color="#222222" style:font-name="Liberation Serif" fo:font-size="12pt" fo:letter-spacing="normal" fo:font-style="italic" fo:font-weight="normal" officeooo:rsid="000be74c" officeooo:paragraph-rsid="0013cc82" style:font-size-asian="12pt" style:font-style-asian="italic" style:font-size-complex="12pt" style:font-style-complex="italic"/>
    </style:style>
    <style:style style:name="P31"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3cc82" officeooo:paragraph-rsid="0013cc82" style:font-size-asian="10.5pt" style:font-style-asian="italic" style:font-size-complex="12pt" style:font-style-complex="italic"/>
    </style:style>
    <style:style style:name="P32"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c5655" officeooo:paragraph-rsid="001c5655" style:font-size-asian="10.5pt" style:font-style-asian="italic" style:font-size-complex="12pt" style:font-style-complex="italic"/>
    </style:style>
    <style:style style:name="P33"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P34"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35"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P36"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officeooo:paragraph-rsid="001dc0d4"/>
    </style:style>
    <style:style style:name="P37" style:family="paragraph" style:parent-style-name="Standard" style:list-style-name="L1">
      <loext:graphic-properties draw:fill="none"/>
      <style:paragraph-properties fo:margin-left="0cm" fo:margin-right="0cm" fo:text-align="start" style:justify-single-word="false" fo:text-indent="0cm" style:auto-text-indent="false"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T1" style:family="text">
      <style:text-properties fo:font-weight="bold" officeooo:rsid="00195662"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40bf91" style:font-weight-asian="normal" style:font-weight-complex="normal"/>
    </style:style>
    <style:style style:name="T4" style:family="text">
      <style:text-properties fo:font-weight="normal" officeooo:rsid="0015f93a" style:font-weight-asian="normal" style:font-weight-complex="normal"/>
    </style:style>
    <style:style style:name="T5" style:family="text">
      <style:text-properties fo:font-weight="normal" officeooo:rsid="0017d139" style:font-weight-asian="normal" style:font-weight-complex="normal"/>
    </style:style>
    <style:style style:name="T6" style:family="text">
      <style:text-properties fo:font-weight="normal" officeooo:rsid="002116b1" style:font-weight-asian="normal" style:font-weight-complex="normal"/>
    </style:style>
    <style:style style:name="T7" style:family="text">
      <style:text-properties fo:font-weight="normal" officeooo:rsid="00263592" style:font-weight-asian="normal" style:font-weight-complex="normal"/>
    </style:style>
    <style:style style:name="T8" style:family="text">
      <style:text-properties officeooo:rsid="0013cc82"/>
    </style:style>
    <style:style style:name="T9" style:family="text">
      <style:text-properties officeooo:rsid="00195662"/>
    </style:style>
    <style:style style:name="T10" style:family="text">
      <style:text-properties officeooo:rsid="001dc0d4"/>
    </style:style>
    <style:style style:name="T11" style:family="text">
      <style:text-properties fo:font-size="12pt" fo:font-style="italic" style:text-underline-style="none" officeooo:rsid="001dc0d4" style:font-size-asian="10.5pt" style:font-style-asian="italic" style:font-size-complex="12pt" style:font-style-complex="italic"/>
    </style:style>
    <style:style style:name="T12" style:family="text">
      <style:text-properties fo:font-size="12pt" fo:font-style="italic" style:text-underline-style="none" officeooo:rsid="001f5bb6" style:font-size-asian="10.5pt" style:font-style-asian="italic" style:font-size-complex="12pt" style:font-style-complex="italic"/>
    </style:style>
    <style:style style:name="T13" style:family="text">
      <style:text-properties fo:font-size="12pt" fo:font-style="italic" style:text-underline-style="none" officeooo:rsid="00232685" style:font-size-asian="10.5pt" style:font-style-asian="italic" style:font-size-complex="12pt" style:font-style-complex="italic"/>
    </style:style>
    <style:style style:name="T14" style:family="text">
      <style:text-properties officeooo:rsid="002116b1"/>
    </style:style>
    <style:style style:name="T15" style:family="text">
      <style:text-properties officeooo:rsid="00216dc2"/>
    </style:style>
    <style:style style:name="T16" style:family="text">
      <style:text-properties officeooo:rsid="00237205"/>
    </style:style>
    <style:style style:name="T17" style:family="text">
      <style:text-properties officeooo:rsid="00252bf4"/>
    </style:style>
    <style:style style:name="T18" style:family="text">
      <style:text-properties officeooo:rsid="00263592"/>
    </style:style>
    <style:style style:name="T19" style:family="text">
      <style:text-properties officeooo:rsid="002654db"/>
    </style:style>
    <style:style style:name="T20" style:family="text">
      <style:text-properties officeooo:rsid="002670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ion du projet <text:span text:style-name="T8">8</text:span></text:p>
      <text:p text:style-name="P3"/>
      <text:list xml:id="list3515741545711065820" text:style-name="L1">
        <text:list-item>
          <text:p text:style-name="P23"><text:span text:style-name="T8">Démarrer un projet avec le Framework Django</text:span>:</text:p>
          <text:p text:style-name="P31">Django est le framework web Python le plus populaire, à la différence d<text:span text:style-name="T15">u</text:span> micro-framework Flask, Django embarque nativement bien plus de modules pour crée un projet web. G<text:span text:style-name="T15">énéralement</text:span> on privilégiera Django pour la création de site<text:span text:style-name="T15">s</text:span> volumineux et important<text:span text:style-name="T15">s</text:span>, tandis que Flask sera <text:span text:style-name="T15">privilégié</text:span> pour des produits plus légers (exemple:blog..). En Python un projet Django s’initialise en ligne de commande dans un environnement virtuel. J’ai utilisé une version 2.2 de Django pour la réalisation de ce projet</text:p>
        </text:list-item>
      </text:list>
      <text:p text:style-name="P11"/>
      <text:p text:style-name="P10"/>
      <text:list xml:id="list80610430030456" text:continue-numbering="true" text:style-name="L1">
        <text:list-item>
          <text:p text:style-name="P24">Gérer une base de données PostegreSQL</text:p>
        </text:list-item>
      </text:list>
      <text:p text:style-name="P5">Nativement un Projet Django est <text:span text:style-name="T17">conçu</text:span> avec une BDD Sqlite, ici le déploiement sur Heroku imposait de passer par une base de données PostegreSQL. Concrètement, on crée en ligne de commande une BDD <text:span text:style-name="T17">P</text:span>ostegresql puis on renseigne les paramètres d’accès dans la variables constante « DATABASES » du fichier settings.py.</text:p>
      <text:p text:style-name="P5"/>
      <text:p text:style-name="P7">Ma BDD contient 4 tables :</text:p>
      <text:list xml:id="list1088206451645836808" text:style-name="L2">
        <text:list-item>
          <text:p text:style-name="P28">PROFIL (Permettant de récupérer facilement les utilisateurs <text:span text:style-name="T17">pour d’autres projets éventuels</text:span>)</text:p>
        </text:list-item>
        <text:list-item>
          <text:p text:style-name="P29">PRODUIT(<text:span text:style-name="T17">Contenant les colonnes pour les infos importantes, ainsi qu’une clef étrangères vers la CATEGORIE_ID)</text:span></text:p>
        </text:list-item>
        <text:list-item>
          <text:p text:style-name="P29">CATEGORIE</text:p>
        </text:list-item>
        <text:list-item>
          <text:p text:style-name="P29">SUBSTITUT(1ère clef étrangère référencent l<text:span text:style-name="T10">e</text:span> produit, une 2nde référencent l’utilisateur.<text:span text:style-name="T10">)</text:span></text:p>
        </text:list-item>
      </text:list>
      <text:p text:style-name="P8">La BDD se construit avec l’<text:span text:style-name="T18">ORM</text:span> de Django dans le fichier models.py. <text:span text:style-name="T18">L’ORM a pour rôle de transcrire du lange Python en requête SQL.</text:span></text:p>
      <text:p text:style-name="P8"/>
      <text:p text:style-name="P9">Enfin on requête de la même façon la BDD à l’aide de l’ORM, notamment pour sauvegarder un produit ou bien en récupérer plusieurs d’une même catégorie.</text:p>
      <text:p text:style-name="P8"/>
      <text:p text:style-name="P8"/>
      <text:list xml:id="list80611307906828" text:continue-list="list80610430030456" text:style-name="L1">
        <text:list-item>
          <text:p text:style-name="P25"><text:span text:style-name="T14">Proposition d’un f</text:span>ront-End <text:span text:style-name="T14">Responsive</text:span></text:p>
        </text:list-item>
      </text:list>
      <text:p text:style-name="P13"><text:span text:style-name="T3">P</text:span><text:span text:style-name="T2">our ce projet, j’ai fais le choix d’</text:span><text:span text:style-name="T4">installer le framework Bootstrap via npm. De plus, j’utilise la compilation de code SCSS me permettant de déclarer des variables bien plus explicites que celles de </text:span><text:span text:style-name="T6">B</text:span><text:span text:style-name="T4">ootstrap et surtout afin d’utiliser les couleurs demandés dans la charte graphique.</text:span></text:p>
      <text:p text:style-name="P14"><text:span text:style-name="T4">B</text:span><text:span text:style-name="T2">ootstrap fonctionnant sur un système grille modulable selon l’écran, <text:s/>on déterminait le nombre de colonnes selon le support (3 : Ordinateur/tablette et 1 : Smartphone.)</text:span></text:p>
      <text:p text:style-name="P15"/>
      <text:p text:style-name="P12"><text:span text:style-name="T2">Le dossier template présent permet d’organiser les fichiers HTML du projet. Mon fichier « base.html » contient alors </text:span><text:span text:style-name="T7">une structure de base contenant</text:span><text:span text:style-name="T2"> l’import d</text:span><text:span text:style-name="T5">es</text:span><text:span text:style-name="T2"> fichier </text:span><text:span text:style-name="T7">CSS</text:span><text:span text:style-name="T2"> et </text:span><text:span text:style-name="T7">J</text:span><text:span text:style-name="T2">ava</text:span><text:span text:style-name="T7">S</text:span><text:span text:style-name="T2">cript. </text:span><text:span text:style-name="T7">Ce fichier sert alors de structure d’héritage c</text:span><text:span text:style-name="T2">eci dans le but </text:span><text:span text:style-name="T5">d’éviter de réecrire du code.</text:span></text:p>
      <text:p text:style-name="P16"/>
      <text:p text:style-name="P16"/>
      <text:p text:style-name="P16"/>
      <text:p text:style-name="P16"/>
      <text:p text:style-name="P16"/>
      <text:p text:style-name="P16"/>
      <text:p text:style-name="P16"/>
      <text:list xml:id="list80612186139074" text:continue-numbering="true" text:style-name="L1">
        <text:list-item>
          <text:p text:style-name="P26"><text:soft-page-break/>Récupérer des produits substituts</text:p>
        </text:list-item>
      </text:list>
      <text:p text:style-name="P6">Cette fonctionnalité reprenait celle du projet 5 de ce même parcours, cependant comparativement au projet 5, j’ai adopté une démarche orientée objet et j’ai intégré du web Scrapping <text:span text:style-name="T19">pour la 1ère étape de récupération</text:span>. En effet le <text:span text:style-name="T19">W</text:span>eb-<text:span text:style-name="T19">S</text:span>crapping me permet de récupérer le code barre du produit afin d’accéder à l’API json d’open food fact.</text:p>
      <text:p text:style-name="P6">Une fois <text:span text:style-name="T9">le nom de la catégorie Obtenu, on emploi donc le même algorithme que sur le projet 5 à la différence que j’ai ici conçu des filtres afin de ne récupérer que les produits contenant </text:span><text:span text:style-name="T1">toutes</text:span><text:span text:style-name="T9"> les informations souhaitées, notamment les liens vers une image.</text:span></text:p>
      <text:p text:style-name="P4"/>
      <text:p text:style-name="P17"/>
      <text:list xml:id="list80612266540739" text:continue-numbering="true" text:style-name="L1">
        <text:list-item>
          <text:p text:style-name="P25">Gestions <text:span text:style-name="T20">des v</text:span>ues et des formulaires</text:p>
          <text:p text:style-name="P32">Dans un Projet Django, <text:span text:style-name="T20">c’est un bon usage de créer</text:span> des formulaires avec un fichier forms.py, ceci sont passé en arguments dans les différentes vues, <text:span text:style-name="T10">pour finalement être disponibles dans le fichier HTML. Le DTL (Django template langage) génère donc les formulaires HTML, mais ceci posant un problème d’homogénéité graphique avec le framework Bootstrap, le gestionnaire de paquet pip dispose du paquet django-crispy-forms permettant d’afficher des formulaires plus esthétiques. </text:span></text:p>
          <text:p text:style-name="P34"/>
          <text:p text:style-name="P36"><text:span text:style-name="T11">Une fois le formulaire fonctionnel, on récupère celui-ci dans une vue Django avec la méthode « cleaned_data » </text:span><text:span text:style-name="T12">C’est là que rentre en jeu le système Back-end du site qui traite l’information et cherche des substituts puis les propose dans une page « results ».</text:span></text:p>
        </text:list-item>
      </text:list>
      <text:p text:style-name="P18"/>
      <text:list xml:id="list80612532696726" text:continue-numbering="true" text:style-name="L1">
        <text:list-item>
          <text:p text:style-name="P27">Création d’utilisateur/connexion</text:p>
          <text:p text:style-name="P33">Django propose nativement une solution complète pour gérer l’accès membre, le modèle/table User est donc déjà présent lors de la création du projet. Il est possible d’étendre/modifier ce modèle à l’aide d’une relation de clef étrangère <text:span text:style-name="T14">avec une nouvelle table dans models.py. On gère ensuite la création d’utilisateur, la connexion et la déconnexion avec des vues.</text:span></text:p>
        </text:list-item>
      </text:list>
      <text:p text:style-name="P19"/>
      <text:p text:style-name="P20"><text:span text:style-name="T13">Liens Trello : </text:span><text:a xlink:type="simple" xlink:href="https://trello.com/b/5GwxE5Nu/p8" text:style-name="Internet_20_link" text:visited-style-name="Visited_20_Internet_20_Link">https://trello.com/b/5GwxE5Nu/p8</text:a></text:p>
      <text:p text:style-name="P21"><text:span text:style-name="T16">Liens GitHub : </text:span><text:a xlink:type="simple" xlink:href="https://github.com/Wanbli83470/P8" text:style-name="Internet_20_link" text:visited-style-name="Visited_20_Internet_20_Link">https://github.com/Wanbli83470/P8</text:a></text:p>
      <text:list xml:id="list80610515898565" text:continue-numbering="true" text:style-name="L1">
        <text:list-header>
          <text:p text:style-name="P35"/>
          <text:p text:style-name="P37"/>
          <text:p text:style-name="P37"><text:s/></text:p>
          <text:p text:style-name="P37"/>
        </text:list-header>
      </text:list>
      <text:p text:style-name="P18"/>
      <text:p text:style-name="P22"/>
      <text:p text:style-name="P2"/>
      <text:p text:style-name="P2"><text:s/></text:p>
      <text:list xml:id="list80612112415402" text:continue-numbering="true" text:style-name="L1">
        <text:list-header>
          <text:p text:style-name="P3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07:42:15.969423700</meta:creation-date>
    <meta:generator>LibreOffice/5.1.6.2$Linux_X86_64 LibreOffice_project/10m0$Build-2</meta:generator>
    <dc:date>2019-05-19T15:27:30.505043614</dc:date>
    <meta:editing-duration>PT38M56S</meta:editing-duration>
    <meta:editing-cycles>16</meta:editing-cycles>
    <meta:document-statistic meta:table-count="0" meta:image-count="0" meta:object-count="0" meta:page-count="2" meta:paragraph-count="33" meta:word-count="666" meta:character-count="4212" meta:non-whitespace-character-count="3588"/>
  </office:meta>
</office:document-meta>
</file>